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incent est le frère d'Olivier Molinier. Il prend des bains pour se soigner dans le Sud de la France et il rencontre là-bas Laura Douvier avec laquelle il a une relation. Lorsqu'ils repartent à Paris, il l'abandonne lâchement après s'être rendu compte qu'elle était enceine et a alors une relation avec Lady Griffith, une amie du Comte de Passavant. Il cherche à se faire de l'argent et en gagne grace à ce-dernier. Il part alors en voyage avec sa nouvelle campagne et meurt mystérieuse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M43S</meta:editing-duration>
    <meta:editing-cycles>3</meta:editing-cycles>
    <meta:generator>OpenOffice/4.1.1$Win32 OpenOffice.org_project/411m6$Build-9775</meta:generator>
    <dc:date>2017-03-19T19:31:16.37</dc:date>
    <meta:document-statistic meta:table-count="0" meta:image-count="0" meta:object-count="0" meta:page-count="1" meta:paragraph-count="1" meta:word-count="84" meta:character-count="491"/>
    <dc:creator>Romaric DUVERGER</dc:creator>
    <meta:user-defined meta:name="Info 1"/>
    <meta:user-defined meta:name="Info 2"/>
    <meta:user-defined meta:name="Info 3"/>
    <meta:user-defined meta:name="Info 4"/>
  </office:meta>
</office:document-meta>
</file>